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svg:font-family="Arial, sans-serif"/>
    <style:font-face style:name="Comic Sans MS" svg:font-family="'Comic Sans MS', cursive"/>
    <style:font-face style:name="Tahoma1" svg:font-family="Tahoma"/>
    <style:font-face style:name="Lucida Sans Unicode" svg:font-family="'Lucida Sans Unicode'" style:font-pitch="variable"/>
    <style:font-face style:name="Mushu" svg:font-family="Mushu" style:font-pitch="variable"/>
    <style:font-face style:name="Tahoma"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Lucida Sans Unicode1" svg:font-family="'Lucida Sans Unicode'" style:font-family-generic="swiss" style:font-pitch="variable"/>
  </office:font-face-decls>
  <office:automatic-styles>
    <style:style style:name="P1" style:family="paragraph" style:parent-style-name="Standard">
      <style:paragraph-properties fo:text-align="center" style:justify-single-word="false"/>
      <style:text-properties fo:color="#000000" style:font-name="Comic Sans MS" fo:font-size="20pt" fo:font-style="italic" fo:font-weight="bold" style:font-name-asian="Lucida Sans Unicode1" style:font-size-asian="20pt" style:font-style-asian="italic" style:font-weight-asian="bold" style:font-name-complex="Lucida Sans Unicode1" style:font-size-complex="20pt" style:font-style-complex="italic" style:font-weight-complex="bold"/>
    </style:style>
    <style:style style:name="P2" style:family="paragraph" style:parent-style-name="Standard">
      <style:paragraph-properties fo:margin-top="0cm" fo:margin-bottom="0cm" fo:text-align="center" style:justify-single-word="false"/>
      <style:text-properties fo:color="#000000" style:font-name="Mushu" fo:font-size="20pt" fo:font-style="italic" fo:font-weight="bold" style:font-name-asian="Lucida Sans Unicode1" style:font-size-asian="20pt" style:font-style-asian="italic" style:font-weight-asian="bold" style:font-name-complex="Lucida Sans Unicode1" style:font-size-complex="20pt" style:font-style-complex="italic" style:font-weight-complex="bold"/>
    </style:style>
    <style:style style:name="P3" style:family="paragraph" style:parent-style-name="Text_20_body">
      <style:paragraph-properties fo:margin-top="0cm" fo:margin-bottom="0cm" fo:text-align="start" style:justify-single-word="false"/>
      <style:text-properties fo:color="#000000" style:font-name="Arial" fo:font-size="12pt" fo:font-weight="bold" style:font-size-asian="12pt" style:font-weight-asian="bold" style:font-size-complex="12pt" style:font-weight-complex="bold"/>
    </style:style>
    <style:style style:name="P4" style:family="paragraph" style:parent-style-name="Text_20_body">
      <style:paragraph-properties fo:margin-top="0cm" fo:margin-bottom="0cm" fo:text-align="start" style:justify-single-word="false"/>
      <style:text-properties fo:color="#000000" style:font-name="Arial"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Text_20_body">
      <style:paragraph-properties fo:margin-top="0cm" fo:margin-bottom="0cm" fo:text-align="start"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Text_20_body">
      <style:paragraph-properties fo:margin-top="0cm" fo:margin-bottom="0cm"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7" style:family="paragraph" style:parent-style-name="Text_20_body">
      <style:paragraph-properties fo:margin-top="0cm" fo:margin-bottom="0cm" fo:text-align="center" style:justify-single-word="false"/>
      <style:text-properties fo:color="#000000" style:font-name="Arial" fo:font-size="12pt" style:font-size-asian="12pt" style:font-size-complex="12pt"/>
    </style:style>
    <style:style style:name="P8" style:family="paragraph" style:parent-style-name="Text_20_body">
      <style:paragraph-properties fo:margin-top="0cm" fo:margin-bottom="0cm" fo:text-align="center" style:justify-single-word="false"/>
      <style:text-properties fo:color="#000000"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Text_20_body">
      <style:paragraph-properties fo:margin-top="0cm" fo:margin-bottom="0cm" fo:text-align="start" style:justify-single-word="false"/>
      <style:text-properties fo:color="#000000"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 style:family="paragraph" style:parent-style-name="Text_20_body">
      <style:paragraph-properties fo:margin-top="0cm" fo:margin-bottom="0cm" fo:text-align="start" style:justify-single-word="false"/>
    </style:style>
    <style:style style:name="P11" style:family="paragraph" style:parent-style-name="Text_20_body">
      <style:paragraph-properties fo:margin-top="0cm" fo:margin-bottom="0cm" fo:text-align="center" style:justify-single-word="false"/>
    </style:style>
    <style:style style:name="P12" style:family="paragraph" style:parent-style-name="Text_20_body">
      <style:paragraph-properties fo:margin-top="0cm" fo:margin-bottom="0cm"/>
      <style:text-properties fo:color="#000000" style:font-name="Arial" fo:font-size="12pt" fo:font-weight="bold" style:font-size-asian="12pt" style:font-size-complex="12pt"/>
    </style:style>
    <style:style style:name="P13" style:family="paragraph" style:parent-style-name="Text_20_body">
      <style:paragraph-properties fo:margin-top="0cm" fo:margin-bottom="0cm" fo:text-align="center" style:justify-single-word="false"/>
      <style:text-properties fo:color="#000000" style:font-name="Arial" fo:font-size="13pt" style:font-size-asian="13pt" style:font-size-complex="13pt"/>
    </style:style>
    <style:style style:name="P14" style:family="paragraph" style:parent-style-name="Text_20_body">
      <style:paragraph-properties fo:margin-top="0cm" fo:margin-bottom="0cm" fo:text-align="center" style:justify-single-word="false"/>
      <style:text-properties fo:color="#000000" style:font-name="Arial" fo:font-size="15pt" fo:font-weight="bold" style:font-size-asian="15pt" style:font-weight-asian="bold" style:font-size-complex="15pt" style:font-weight-complex="bold"/>
    </style:style>
    <style:style style:name="P15" style:family="paragraph" style:parent-style-name="Text_20_body">
      <style:paragraph-properties fo:margin-top="0cm" fo:margin-bottom="0cm" fo:text-align="start" style:justify-single-word="false"/>
      <style:text-properties fo:color="#000000" style:font-name="Arial" fo:font-size="13pt" fo:font-weight="bold" style:font-size-asian="13pt" style:font-weight-asian="bold" style:font-size-complex="13pt" style:font-weight-complex="bold"/>
    </style:style>
    <style:style style:name="P16" style:family="paragraph" style:parent-style-name="Text_20_body">
      <style:paragraph-properties fo:margin-top="0cm" fo:margin-bottom="0cm" fo:text-align="center" style:justify-single-word="false"/>
      <style:text-properties fo:color="#000000" style:font-name="Arial" fo:font-size="13pt" fo:font-weight="normal" style:font-size-asian="13pt" style:font-weight-asian="normal" style:font-size-complex="13pt" style:font-weight-complex="normal"/>
    </style:style>
    <style:style style:name="P17" style:family="paragraph" style:parent-style-name="Text_20_body">
      <style:paragraph-properties fo:margin-top="0cm" fo:margin-bottom="0cm" fo:text-align="start" style:justify-single-word="false"/>
      <style:text-properties fo:color="#000000" style:font-name="Arial" fo:font-size="13pt" fo:font-weight="normal" style:font-size-asian="13pt" style:font-weight-asian="normal" style:font-size-complex="13pt" style:font-weight-complex="normal"/>
    </style:style>
    <style:style style:name="P18" style:family="paragraph" style:parent-style-name="Text_20_body">
      <style:paragraph-properties fo:margin-top="0cm" fo:margin-bottom="0cm" fo:text-align="start" style:justify-single-word="false"/>
      <style:text-properties fo:color="#000000" style:font-name="Arial"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Text_20_body">
      <style:paragraph-properties fo:margin-top="0cm" fo:margin-bottom="0cm" fo:text-align="center" style:justify-single-word="false"/>
      <style:text-properties fo:color="#000000" style:font-name="Arial" fo:font-size="14pt" fo:font-weight="bold" style:font-size-asian="14pt" style:font-weight-asian="bold" style:font-size-complex="14pt" style:font-weight-complex="bold"/>
    </style:style>
    <style:style style:name="P20" style:family="paragraph" style:parent-style-name="Text_20_body">
      <style:paragraph-properties fo:margin-top="0cm" fo:margin-bottom="0cm" fo:text-align="center" style:justify-single-word="false"/>
      <style:text-properties fo:color="#000000" style:font-name="Arial" fo:font-size="13pt" fo:font-weight="bold" style:font-size-asian="13pt" style:font-weight-asian="bold" style:font-size-complex="13pt" style:font-weight-complex="bold"/>
    </style:style>
    <style:style style:name="P21" style:family="paragraph" style:parent-style-name="Text_20_body">
      <style:paragraph-properties fo:margin-top="0cm" fo:margin-bottom="0cm"/>
      <style:text-properties fo:color="#000000" style:font-name="Arial" fo:font-size="12pt" fo:font-weight="bold" style:font-size-asian="12pt" style:font-weight-asian="bold" style:font-size-complex="12pt" style:font-weight-complex="bold"/>
    </style:style>
    <style:style style:name="P22" style:family="paragraph" style:parent-style-name="Text_20_body">
      <style:paragraph-properties fo:margin-top="0cm" fo:margin-bottom="0cm"/>
      <style:text-properties fo:color="#000000" style:font-name="Arial" fo:font-size="13pt" fo:font-weight="bold" style:font-size-asian="13pt" style:font-weight-asian="bold" style:font-size-complex="13pt" style:font-weight-complex="bold"/>
    </style:style>
    <style:style style:name="P23" style:family="paragraph" style:parent-style-name="Text_20_body">
      <style:paragraph-properties fo:margin-top="0cm" fo:margin-bottom="0cm"/>
      <style:text-properties fo:color="#000000" style:font-name="Arial" fo:font-size="12pt" fo:font-weight="normal" style:font-size-asian="12pt" style:font-weight-asian="normal" style:font-size-complex="12pt" style:font-weight-complex="normal"/>
    </style:style>
    <style:style style:name="P24" style:family="paragraph" style:parent-style-name="Text_20_body">
      <style:paragraph-properties fo:margin-top="0cm" fo:margin-bottom="0cm" fo:text-align="start" style:justify-single-word="false"/>
      <style:text-properties fo:color="#000000" style:font-name="Arial" fo:font-size="12pt" fo:font-weight="normal" style:font-size-asian="12pt" style:font-weight-asian="normal" style:font-size-complex="12pt" style:font-weight-complex="normal"/>
    </style:style>
    <style:style style:name="P25" style:family="paragraph" style:parent-style-name="Text_20_body">
      <style:paragraph-properties fo:margin-top="0cm" fo:margin-bottom="0cm"/>
    </style:style>
    <style:style style:name="P26" style:family="paragraph" style:parent-style-name="Text_20_body">
      <style:paragraph-properties fo:margin-top="0cm" fo:margin-bottom="0cm"/>
      <style:text-properties fo:color="#000000" style:font-name="Arial" fo:font-size="12pt" style:font-size-asian="12pt" style:font-size-complex="12pt"/>
    </style:style>
    <style:style style:name="P27" style:family="paragraph" style:parent-style-name="Text_20_body">
      <style:paragraph-properties fo:margin-top="0cm" fo:margin-bottom="0cm"/>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28" style:family="paragraph" style:parent-style-name="Text_20_body">
      <style:paragraph-properties fo:margin-top="0cm" fo:margin-bottom="0cm"/>
      <style:text-properties fo:font-size="12pt" style:font-size-asian="12pt" style:font-size-complex="12pt"/>
    </style:style>
    <style:style style:name="P29" style:family="paragraph" style:parent-style-name="Text_20_body">
      <style:paragraph-properties fo:margin-top="0cm" fo:margin-bottom="0cm"/>
      <style:text-properties fo:color="#000000" style:font-name="Arial" fo:font-size="12pt" style:text-underline-style="solid" style:text-underline-width="auto" style:text-underline-color="font-color" fo:font-weight="bold" style:font-size-asian="12pt" style:font-size-complex="12pt"/>
    </style:style>
    <style:style style:name="P30" style:family="paragraph" style:parent-style-name="Text_20_body">
      <style:paragraph-properties fo:margin-top="0cm" fo:margin-bottom="0cm" fo:text-align="center" style:justify-single-word="false"/>
      <style:text-properties fo:color="#000000" style:font-name="Arial" fo:font-size="12pt" fo:font-weight="bold" style:font-size-asian="12pt" style:font-size-complex="12pt"/>
    </style:style>
    <style:style style:name="P31" style:family="paragraph" style:parent-style-name="Text_20_body">
      <style:paragraph-properties fo:margin-left="0cm" fo:margin-right="0cm" fo:margin-top="0cm" fo:margin-bottom="0cm" fo:text-align="start" style:justify-single-word="false" fo:text-indent="0cm" style:auto-text-indent="false">
        <style:tab-stops>
          <style:tab-stop style:position="0.635cm"/>
        </style:tab-stops>
      </style:paragraph-properties>
      <style:text-properties fo:font-size="12pt" style:font-size-asian="12pt" style:font-size-complex="12pt"/>
    </style:style>
    <style:style style:name="P32" style:family="paragraph" style:parent-style-name="Text_20_body">
      <style:paragraph-properties fo:margin-top="0cm" fo:margin-bottom="0cm" fo:text-align="center" style:justify-single-word="false"/>
      <style:text-properties fo:color="#000000" style:font-name="Arial" fo:font-size="12pt" fo:font-weight="bold" style:font-size-asian="12pt" style:font-weight-asian="bold" style:font-size-complex="12pt" style:font-weight-complex="bold"/>
    </style:style>
    <style:style style:name="P33" style:family="paragraph" style:parent-style-name="Text_20_body">
      <style:paragraph-properties fo:margin-top="0cm" fo:margin-bottom="0cm"/>
      <style:text-properties fo:color="#000000" style:font-name="Arial" fo:font-size="13pt" style:text-underline-style="solid" style:text-underline-width="auto" style:text-underline-color="font-color" fo:font-weight="bold" style:font-size-asian="13pt" style:font-size-complex="13pt"/>
    </style:style>
    <style:style style:name="P34" style:family="paragraph" style:parent-style-name="Text_20_body">
      <style:paragraph-properties fo:margin-top="0cm" fo:margin-bottom="0cm" fo:text-align="center" style:justify-single-word="false"/>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Text_20_body">
      <style:paragraph-properties fo:margin-top="0cm" fo:margin-bottom="0cm"/>
      <style:text-properties fo:color="#000000" style:font-name="Arial" fo:font-size="12pt" style:text-underline-style="none" fo:font-weight="normal" style:font-size-asian="12pt" style:font-weight-asian="normal" style:font-size-complex="12pt" style:font-weight-complex="normal"/>
    </style:style>
    <style:style style:name="P36" style:family="paragraph" style:parent-style-name="Text_20_body">
      <style:paragraph-properties fo:margin-top="0cm" fo:margin-bottom="0cm"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cm" fo:margin-right="0cm" fo:margin-top="0cm" fo:margin-bottom="0cm" fo:text-align="start" style:justify-single-word="false" fo:text-indent="0cm" style:auto-text-indent="false"/>
      <style:text-properties fo:color="#000000" style:font-name="Arial" fo:font-size="12pt" fo:font-weight="bold" style:font-size-asian="12pt" style:font-weight-asian="bold" style:font-size-complex="12pt" style:font-weight-complex="bold"/>
    </style:style>
    <style:style style:name="P38" style:family="paragraph" style:parent-style-name="Text_20_body">
      <style:paragraph-properties fo:margin-left="1.251cm" fo:margin-right="0cm" fo:margin-top="0cm" fo:margin-bottom="0cm" fo:text-align="center" style:justify-single-word="false" fo:text-indent="0cm" style:auto-text-indent="false"/>
      <style:text-properties fo:color="#000000" style:font-name="Arial" fo:font-size="12pt" fo:font-weight="bold" style:font-size-asian="12pt" style:font-weight-asian="bold" style:font-size-complex="12pt" style:font-weight-complex="bold"/>
    </style:style>
    <style:style style:name="P39"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fo:font-size="12pt" fo:font-weight="bold" style:font-size-asian="12pt" style:font-weight-asian="bold" style:font-size-complex="12pt" style:font-weight-complex="bold"/>
    </style:style>
    <style:style style:name="P40" style:family="paragraph" style:parent-style-name="Text_20_body">
      <style:paragraph-properties fo:margin-left="1.251cm" fo:margin-right="0cm" fo:margin-top="0cm" fo:margin-bottom="0cm" fo:text-align="center" style:justify-single-word="false" fo:text-indent="1.251cm" style:auto-text-indent="false"/>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41" style:family="paragraph" style:parent-style-name="Text_20_body">
      <style:paragraph-properties fo:margin-left="1.251cm" fo:margin-right="0cm" fo:margin-top="0cm" fo:margin-bottom="0cm" fo:text-align="center" style:justify-single-word="false" fo:text-indent="1.251cm" style:auto-text-indent="false"/>
      <style:text-properties fo:color="#000000" style:font-name="Arial" fo:font-size="12pt" fo:font-weight="bold" style:font-size-asian="12pt" style:font-weight-asian="bold" style:font-size-complex="12pt" style:font-weight-complex="bold"/>
    </style:style>
    <style:style style:name="P42" style:family="paragraph" style:parent-style-name="Text_20_body">
      <style:paragraph-properties fo:margin-top="0cm" fo:margin-bottom="0cm"/>
      <style:text-properties fo:color="#000000" style:font-name="Arial2" fo:font-size="12pt" fo:font-weight="bold" style:font-size-asian="12pt" style:font-weight-asian="bold" style:font-size-complex="12pt" style:font-weight-complex="bold"/>
    </style:style>
    <style:style style:name="P43"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Mushu" fo:font-size="18pt" style:font-size-asian="18pt" style:font-size-complex="18pt"/>
    </style:style>
    <style:style style:name="T1" style:family="text">
      <style:text-properties style:text-underline-style="solid" style:text-underline-width="auto" style:text-underline-color="font-color"/>
    </style:style>
    <style:style style:name="T2" style:family="text" style:parent-style-name="Strong_20_Emphasis">
      <style:text-properties fo:color="#000000"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parent-style-name="Strong_20_Emphasis">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parent-style-name="Strong_20_Emphasis">
      <style:text-properties fo:color="#000000"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 style:family="text" style:parent-style-name="Strong_20_Emphasis">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T9" style:family="text" style:parent-style-name="Strong_20_Emphasis">
      <style:text-properties fo:color="#000000" style:font-name="Arial" fo:font-size="12pt" fo:font-weight="bold" style:font-size-asian="12pt" style:font-weight-asian="bold" style:font-size-complex="12pt" style:font-weight-complex="bold"/>
    </style:style>
    <style:style style:name="T10" style:family="text" style:parent-style-name="Strong_20_Emphasis">
      <style:text-properties fo:color="#000000"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T11" style:family="text" style:parent-style-name="Strong_20_Emphasis">
      <style:text-properties style:font-name="Arial1" fo:font-size="13pt" style:text-underline-style="solid" style:text-underline-width="auto" style:text-underline-color="font-color" style:font-size-asian="13pt" style:font-size-complex="13pt"/>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ize="15pt" style:font-size-asian="15pt" style:font-size-complex="15pt"/>
    </style:style>
    <style:style style:name="T14" style:family="text">
      <style:text-properties fo:font-size="14pt" style:font-size-asian="14pt" style:font-size-complex="14pt"/>
    </style:style>
    <style:style style:name="T15" style:family="text" style:parent-style-name="Strong_20_Emphasis">
      <style:text-properties fo:color="#000000" style:font-name="Arial" fo:font-size="13pt" style:text-underline-style="none" fo:font-weight="normal" style:font-size-asian="13pt" style:font-weight-asian="normal" style:font-size-complex="13pt" style:font-weight-complex="normal"/>
    </style:style>
    <style:style style:name="T16" style:family="text">
      <style:text-properties fo:font-size="13pt" style:text-underline-style="solid" style:text-underline-width="auto" style:text-underline-color="font-color" style:font-size-asian="13pt" style:font-size-complex="13pt"/>
    </style:style>
    <style:style style:name="T17" style:family="text">
      <style:text-properties fo:font-size="14pt" style:text-underline-style="solid" style:text-underline-width="auto" style:text-underline-color="font-color" style:font-size-asian="14pt" style:font-size-complex="14pt"/>
    </style:style>
    <style:style style:name="T18" style:family="text" style:parent-style-name="Strong_20_Emphasis">
      <style:text-properties fo:color="#000000" style:font-name="Arial" fo:font-size="12pt" fo:font-weight="normal" style:font-size-asian="12pt" style:font-weight-asian="normal" style:font-size-complex="12pt" style:font-weight-complex="normal"/>
    </style:style>
    <style:style style:name="T19" style:family="text" style:parent-style-name="Strong_20_Emphasis">
      <style:text-properties fo:color="#000000" style:font-name="Arial" fo:font-size="13pt" fo:font-weight="bold" style:font-size-asian="13pt" style:font-weight-asian="bold" style:font-size-complex="13pt" style:font-weight-complex="bold"/>
    </style:style>
    <style:style style:name="T20" style:family="text" style:parent-style-name="Strong_20_Emphasis">
      <style:text-properties fo:color="#000000" style:font-name="Arial" fo:font-size="14pt" fo:font-weight="bold" style:font-size-asian="14pt" style:font-weight-asian="bold" style:font-size-complex="14pt" style:font-weight-complex="bold"/>
    </style:style>
    <style:style style:name="T21" style:family="text">
      <style:text-properties fo:color="#000000" style:font-name="Arial" fo:font-size="12pt" style:font-size-asian="12pt" style:font-size-complex="12pt"/>
    </style:style>
    <style:style style:name="T22" style:family="text">
      <style:text-properties style:text-underline-style="none" style:font-weight-asian="bold" style:font-weight-complex="bold"/>
    </style:style>
    <style:style style:name="T23" style:family="text">
      <style:text-properties style:text-underline-style="solid" style:text-underline-width="auto" style:text-underline-color="font-color" style:font-weight-asian="bold" style:font-weight-complex="bold"/>
    </style:style>
    <style:style style:name="T24" style:family="text">
      <style:text-properties style:font-weight-asian="bold" style:font-weight-complex="bold"/>
    </style:style>
    <style:style style:name="T25" style:family="text">
      <style:text-properties fo:color="#000000" style:font-name="Arial" fo:font-weight="normal" style:font-weight-asian="normal" style:font-weight-complex="normal"/>
    </style:style>
    <style:style style:name="T26" style:family="text">
      <style:text-properties fo:color="#000000" style:text-line-through-style="none" style:font-name="Arial" style:text-underline-style="solid" style:text-underline-width="auto" style:text-underline-color="font-color" style:text-blinking="false"/>
    </style:style>
    <style:style style:name="T27" style:family="text">
      <style:text-properties fo:color="#000000" style:text-line-through-style="none" style:font-name="Arial" style:text-underline-style="none" style:text-blinking="false"/>
    </style:style>
    <style:style style:name="T28" style:family="text">
      <style:text-properties style:text-underline-style="none"/>
    </style:style>
    <style:style style:name="T29" style:family="text">
      <style:text-properties style:font-name="Arial" fo:font-weight="bold" style:font-weight-asian="bold" style:font-weight-complex="bold"/>
    </style:style>
    <style:style style:name="T30" style:family="text">
      <style:text-properties style:font-name="Arial"/>
    </style:style>
    <style:style style:name="T31" style:family="text">
      <style:text-properties fo:font-size="16pt" fo:font-weight="bold" style:font-size-asian="16pt" style:font-weight-asian="bold" style:font-size-complex="16pt" style:font-weight-complex="bold"/>
    </style:style>
    <style:style style:name="T32" style:family="text">
      <style:text-properties style:font-name="Arial" fo:font-size="16pt" fo:font-weight="bold" style:font-size-asian="16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zio Fotografico per Matrimonio a Venezia</text:p>
      <text:p text:style-name="P1"/>
      <text:p text:style-name="P2">Sara <text:s/>e <text:s/>Gianfranco <text:s/>fotografi</text:p>
      <text:p text:style-name="P2"/>
      <text:p text:style-name="P3">Sara <text:s/>e <text:s/>Gianfranco, <text:s/>eseguiranno insieme <text:s/>personalmente il Vostro servizio per foto di Matrimonio a Venezia partendo dallo scatto, passando per il perfezionamento e l'elaborazione dei Files, studiandone la <text:s/>sequenza e, nel caso dei Fotoalbum di Matrimonio, eseguendo direttamente anche il progetto grafico, per consegnarvi così un prodotto finale unico ed irripetibile, un'opera nella quale passo per passo nulla del progetto viene trascurato o delegato ad altri per ottenere proprio quello che <text:span text:style-name="T1">andiamo ricercando:</text:span></text:p>
      <text:p text:style-name="P4"><text:s/>la rappresentazione e la comunicazione, tramite l'arte Fotografica, del</text:p>
      <text:p text:style-name="P4"><text:s/>Valore <text:s/>dell'Amore in tutte le sue essenze.</text:p>
      <text:p text:style-name="P5">Cerchiamo di fissare immagini naturali e spontanee dove ci sia un'armonia tra la luce e le emozioni tali da comunicare sensazioni da condividere nel tempo.</text:p>
      <text:p text:style-name="P6"/>
      <text:p text:style-name="P3">Saper fotografare è alla portata di tutti.</text:p>
      <text:p text:style-name="P3">Saper fotografare e comunicare bene è cosa rara e difficile da raggiungere in quanto dipende da esperienza, creatività, attenzione, disponibilità e ricerca continua.</text:p>
      <text:p text:style-name="P3"/>
      <text:p text:style-name="P3">La crescita della capacità creativa ed interpretativa di un fotografo richiede capacità soggettive ed applicazione.</text:p>
      <text:p text:style-name="P3"/>
      <text:p text:style-name="P3">Quando lavoriamo noi due, in armonia e ben affiatati, seguendo la stessa linea ma con modalità e punti di vista diversi,<text:span text:style-name="T1"> 1 fotografo più 1 fotografo, vale ben più di 2 fotografi: vale moltissimo di più e <text:s/>il livello <text:s/>riscontrato nel prodotto finale lo testimonia.</text:span></text:p>
      <text:p text:style-name="P5"/>
      <text:p text:style-name="P5"><text:span text:style-name="T2"/></text:p>
      <text:p text:style-name="P7"><text:span text:style-name="T3">L'unico argomento di vendita per più di un</text:span><text:span text:style-name="T4"> fot</text:span><text:span text:style-name="T5">ografo a Venezia è solo il prezzo e la quantità.</text:span></text:p>
      <text:p text:style-name="P8"/>
      <text:p text:style-name="P9">Il prezzo del Servizio Fotografico Matrimoniale non dipende in primo luogo dal numero delle foto che vengono fatte né dalla loro grandezza.</text:p>
      <text:p text:style-name="P9"/>
      <text:p text:style-name="P8">Il Nostro argomento di vendita è Qualità e Valore artistico </text:p>
      <text:p text:style-name="P8">al più buon rapporto qualità/prezzo.</text:p>
      <text:p text:style-name="P5"/>
      <text:p text:style-name="P10"><text:span text:style-name="T2"/></text:p>
      <text:p text:style-name="P10"><text:span text:style-name="T6">Il Vostro Servizio fotografico di Matrimonio dovrebbe essere come un bell'Abito cucito su misura: non è importante la </text:span><text:span text:style-name="T7">quantità</text:span><text:span text:style-name="T6"> di tessuto che vi viene dato ma è importante che la stoffa sia di </text:span><text:span text:style-name="T7">qualità</text:span><text:span text:style-name="T6"> e che soprattutto sia confezionato da un abile sarto. </text:span></text:p>
      <text:p text:style-name="P10"><text:span text:style-name="T6"/></text:p>
      <text:p text:style-name="P10"><text:span text:style-name="T7">La quantità di materiale consegnato determina infatti il minore dei valori di un servizio, mentre riveste molto più valore il livello tecnico e artistico delle fotografie e dell'Album di Matrimonio nel suo insieme, oltre che la buona</text:span><text:span text:style-name="Strong_20_Emphasis"><text:span text:style-name="T7"> collaborazione con gli Sposi .</text:span></text:span></text:p>
      <text:p text:style-name="P10"><text:span text:style-name="T7">Un altro problema che riguarda molti altri “fotografi” che vendono soprattutto il prezzo, </text:span><text:span text:style-name="Strong_20_Emphasis"><text:span text:style-name="T7">puntando sulla quantità di servizi da fare annualmente e non sulla qualità, è che non si fanno scrupoli ad inviare a fotografare alle vostre nozze l'abusivo di turno, vuoi che sia l'idraulico, il panettiere, il postino o la tartaruga ninja, trascurando così l'attenzione finale verso il cliente e guardando di più verso il proprio immediato tornaconto:</text:span></text:span></text:p>
      <text:p text:style-name="P10"><text:span text:style-name="T7">accertatevi che le foto che vi vengono fatte visionare siano frutto del lavoro del fotografo stesso ed</text:span><text:span text:style-name="T8"> informatevi bene prima su chi eseguirà materialmente</text:span></text:p>
      <text:p text:style-name="P11"><text:span text:style-name="T8"><text:s/>il Vostro Servizio Fotografico Matrimoniale: è un Vostro diritto!</text:span></text:p>
      <text:p text:style-name="P11"><text:span text:style-name="T9"/></text:p>
      <text:p text:style-name="P10"/>
      <text:p text:style-name="P10"><text:span text:style-name="T10">Album Fotografico Matrimoniale</text:span></text:p>
      <text:p text:style-name="P10"><text:span text:style-name="T10"/></text:p>
      <text:p text:style-name="P10"><text:span text:style-name="T7">Possiamo creare tutti i tipi di Abum di Matrimonio, Classici e non, <text:s/>quadrati, tondi, rettangolari e non, 15x15cm, 20x20cm, 35x35cm, 40x40cm.... ecc.. questo perchè lavoriamo in sinergia con valide aziende ( rilegatrici <text:s/>e produttrici di Albums ) eccezionalmente uniche che siamo riusciti a trovare in giro per l'Italia ( Toscana, Umbria, Veneto, Lombardia ).</text:span></text:p>
      <text:p text:style-name="P10"><text:span text:style-name="T7">Il Vostro Album Matrimoniale sara' così veramente unico e personalizzato al massimo, grazie ad un lavoro artigianale <text:s/>dovuto alla nostra capacità , esperienza e collaborazione.</text:span></text:p>
      <text:p text:style-name="P10"><text:span text:style-name="T7"/></text:p>
      <text:p text:style-name="P12"><text:span text:style-name="T11"/></text:p>
      <text:p text:style-name="P13"><text:span text:style-name="T3">Oltre al tipo tradizionale di Album Matrimoniale ne facciamo di altri due tipi: <text:s text:c="23"/></text:span><text:span text:style-name="T12"><text:s text:c="3"/></text:span></text:p>
      <text:p text:style-name="P14"/>
      <text:p text:style-name="P15"><text:span text:style-name="T13">a) </text:span><text:span text:style-name="T14">ALBUM <text:s/>MATRIMONIALE <text:s/>CON PASSEPARTOUT</text:span></text:p>
      <text:p text:style-name="P16"><text:span text:style-name="T15">Si tratta di un Album per Matrimonio dove le foto sono incorniciate una ad una con un Passepartout, come fossero dei quadri, molto particolare.</text:span></text:p>
      <text:p text:style-name="P17"><text:span text:style-name="T15"/></text:p>
      <text:p text:style-name="P18"/>
      <text:p text:style-name="P19">b) NUOVO <text:s/>FOTO ALBUM <text:s/>per MATRIMONIO UNICO NEL SUO GENERE !</text:p>
      <text:p text:style-name="P19"/>
      <text:p text:style-name="P20"/>
      <text:p text:style-name="P21">Oltrepassando la tendenza odierna riguardo al Foto Album per Matrimonio, (l'album dove le foto sono le pagine dell’album ), <text:s/><text:span text:style-name="T1">possiamo creare un nuovo tipo di Foto Album Matrimoniale grazie ad una collaborazione</text:span><text:span text:style-name="T16"> specifica con un gruppo di aziende <text:s/>artigiane, <text:s/>uniche nel loro settore,</text:span><text:span text:style-name="T17"> </text:span><text:span text:style-name="T1">di livello qualitativo, grafico ed innovativo molto superiore.</text:span></text:p>
      <text:p text:style-name="P22">Questo riguarda anche i famosi più piccoli “album genitori” che risultano così più belli, simpatici ed all'avanguardia. <text:s text:c="29"/></text:p>
      <text:p text:style-name="P22"/>
      <text:p text:style-name="P23">Grazie alla sinergia tra queste efficienti aziende artigianali e la nostra, verrà realizzato il Vostro Foto Album Matrimoniale di qualità, personalizzato e su misura, curato e durevole, secondo le Vostre disposizioni riguardo al progetto grafico ed i materiali.</text:p>
      <text:p text:style-name="P23"/>
      <text:p text:style-name="P23"/>
      <text:p text:style-name="P23"/>
      <text:p text:style-name="P24"><text:span text:style-name="T18"/></text:p>
      <text:p text:style-name="P11"><text:span text:style-name="T19"/></text:p>
      <text:p text:style-name="P11"><text:span text:style-name="T19"/></text:p>
      <text:p text:style-name="P10"><text:span text:style-name="T20">Il Matrimonio a Venezia, che spesa !</text:span></text:p>
      <text:p text:style-name="P11"><text:span text:style-name="T19"/></text:p>
      <text:p text:style-name="P25"><text:span text:style-name="T18">Al giorno</text:span><text:span text:style-name="T21"> d'oggi <text:s/>una coppia affronta la difficile ma gratificante esperienza del Matrimonio a Venezia sobbarcandosi un insieme di spese e di impegni che possono bloccare l'entusiasmo anche dei più innamorati: la cerimonia, i vestiti, il pranzo, le bomboniere, il fotografo...</text:span></text:p>
      <text:p text:style-name="P26"/>
      <text:p text:style-name="P27">Di molte di queste cose non resterà più niente di tangibile da condividere nel tempo se non le immagini di un bell'Album Fotografico Matrimoniale che ne avranno fissato il ricordo.</text:p>
      <text:p text:style-name="P28"/>
      <text:p text:style-name="P29">Se vogliamo ( e dobbiamo! ) credere nel nostro Matrimonio come ad un passo indirizzato verso un lontano futuro che porterà buoni frutti, il servizio fotografico assume una rilevanza importante.</text:p>
      <text:p text:style-name="P12"><text:s/><text:span text:style-name="T22"><text:s/></text:span><text:span text:style-name="T23">Un bell'album Matrimoniale non sarà solo importante adesso, ma quando saranno passati gli anni, ci riporterà indietro nel tempo e con piacere avremo qualcosa di bello da rivedere che alimenterà i ricordi, susciterà emozioni, ci darà forza </text:span><text:span text:style-name="T24">e, perché no, mostreremo con orgoglio ai nostri parenti ed amici futuri.</text:span></text:p>
      <text:p text:style-name="P21"/>
      <text:p text:style-name="P30">In un era di <text:s/>forti mutamenti tecnologici, Noi investiamo molto in nuove attrezzature, software, studi e corsi di aggiornamento.</text:p>
      <text:p text:style-name="P21">Siamo in continua ricerca artistica perché consideriamo ogni nostro traguardo raggiunto come un punto di partenza con l’obiettivo di darvi sempre il meglio.</text:p>
      <text:p text:style-name="P3"/>
      <text:p text:style-name="P3"/>
      <text:p text:style-name="P31"><text:span text:style-name="T25"><text:s text:c="4"/>I nostri lavori propongono alcune determinate linee artistiche: l</text:span><text:span text:style-name="T26">a nostra tecnica fotografica di ripresa e di stampa per esempio tra le altre cose tende a rispettare al massimo la luce ambientale valorizzando l'illuminazione naturale</text:span><text:span text:style-name="T27"> e facendo risaltare tutti i colori della luce che concorrono alla scena donando così maggiore veridicità e tridimensionalità ai soggetti</text:span><text:span text:style-name="T26"> soprattutto durante il reportage.</text:span><text:span text:style-name="T27"> </text:span></text:p>
      <text:p text:style-name="P23"/>
      <text:p text:style-name="P12"/>
      <text:p text:style-name="P32">Nel caso ci fosse anche l’esigenza di realizzare un Video Professionale del</text:p>
      <text:p text:style-name="P32"><text:s/>Vostro Matrimonio a Venezia, abbiamo a disposizione validi ed innovativi cineoperatori.</text:p>
      <text:p text:style-name="P32"/>
      <text:p text:style-name="P33"/>
      <text:p text:style-name="P7"><text:s text:c="2"/><text:span text:style-name="T4">Volendo restare artigiani responsabili del proprio operato e non volendo delegare ad altri l'esecuzione dei nostri Album Fotografici Matrimoniali, </text:span></text:p>
      <text:p text:style-name="P34">non possiamo essere sempre disponibili.</text:p>
      <text:p text:style-name="P32"/>
      <text:p text:style-name="P34">Quando vi sembra, in serena <text:s/>tranquillità, che potremmo essere Noi i fotografi prescelti a condividere con Voi il valore del Vostro servizio fotografico Matrimoniale, fatevi avanti, è sempre triste e spiacevole <text:s/>negarvi </text:p>
      <text:p text:style-name="P34">il nostro servizio in quanto già prenotati.</text:p>
      <text:p text:style-name="P34"/>
      <text:p text:style-name="P34"/>
      <text:p text:style-name="P21">Sara Zambon<text:span text:style-name="T28">, Fotografa professionista Tau Visual <text:s/>per Matrimonio,</text:span></text:p>
      <text:p text:style-name="P35">nata il 13-05-1967 a Milano, credente.</text:p>
      <text:p text:style-name="P35"/>
      <text:p text:style-name="P35">Figlia d'arte, inizia la sua esperienza artistica in Germania dal 1970, a <text:s/>6 anni con il tornio come ceramista sotto la guida della madre, Sybille Heller, ceramista a livello internazionale e con la pittura.</text:p>
      <text:p text:style-name="P23">Seguono poi molti studi fotografici, stages in Italia ed all'estero ed aggiornamenti su: applicazioni avanzate di Photoshop, fotografia, pittura, uso dell'aerografo, ritrattistica, diplomata al corso di perfezionamento sull'uso di Aerografo ed impaginazione per Album Matrimoniali a Bologna ,amante della natura, appassionata di animali dai porcellini d'India ai cavalli, continua anche Lei a coltivare la passione per <text:s/>l'arte grafica e <text:s/>l'arte fotografica indirizzata al Matrimonio.....</text:p>
      <text:p text:style-name="P23"/>
      <text:p text:style-name="P36"><text:span text:style-name="T3">Gianfranco Segantin, Fotografo professionista Tau Visual ed ANFM per Matrimonio,</text:span> </text:p>
      <text:p text:style-name="P36">nato il 19-12 -1959 a Lido di Venezia, credente.</text:p>
      <text:p text:style-name="P36"/>
      <text:p text:style-name="P36">Inizia la sua esperienza fotografica nel 1967, a 8 anni con una vecchia Voigtlander del padre. </text:p>
      <text:p text:style-name="P36">Seguono poi numerosi studi scolastici ed extrascolastici, corsi, stages, ed aggiornamenti sulla fotografia. Diplomato al corso per ritratto e foto matrimoniali a Foggia, <text:s/>è amante della musica, della natura, dell'agricoltura e degli animali, continua i suoi studi sull'arte fotografica indirizzata soprattutto al Matrimonio.....</text:p>
      <text:p text:style-name="P36"><text:s/></text:p>
      <text:p text:style-name="P37"><text:s/>Sara e Gianfranco...</text:p>
      <text:p text:style-name="P37"/>
      <text:p text:style-name="P38">“Siamo una coppia di Sposi Fotografi Matrimonialisti.</text:p>
      <text:p text:style-name="P39"/>
      <text:p text:style-name="P39">Il nostro prodotto non è solo frutto della passione che abbiamo per l'arte fotografica ma dalle nostre immagini traspare anche quanto crediamo </text:p>
      <text:p text:style-name="P39">nel <text:s/>valore del Matrimonio.</text:p>
      <text:p text:style-name="P37"><text:s/></text:p>
      <text:p text:style-name="P37">Ci siamo sposati due volte assieme a distanza di qualche anno, prima al comune </text:p>
      <text:p text:style-name="P37">e poi in Chiesa (Sara il giorno del Matrimonio in Chiesa ha ricevuto anche il Battesimo). </text:p>
      <text:p text:style-name="P38"/>
      <text:p text:style-name="P38"/>
      <text:p text:style-name="P39"><text:s text:c="2"/>Ci piace vivere assieme agli Sposi che fotografiamo i momenti <text:s/>importanti del loro Matrimonio, rinnovando così <text:s/>le nostre promesse ed i nostri vincoli ( cosa questa che comporta molte gioie ma soprattutto impegno).</text:p>
      <text:p text:style-name="P38"/>
      <text:p text:style-name="P38">Grazie ai servizi Matrimoniali effettuati in coppia abbiamo così rivissuto il nostro Matrimonio ed ogni volta è un'esperienza unica, grazie anche all'emozione che ci viene trasmessa dai nuovi Sposi e dalla celebrazione.</text:p>
      <text:p text:style-name="P38"/>
      <text:p text:style-name="P21">Abbiamo avuto in dono quattro meravigliosi figli che sono talvolta, chi più chi meno, dei diavoletti, ma molto più spesso il nostro motivo <text:s/>di ispirazione.</text:p>
      <text:p text:style-name="P40"/>
      <text:p text:style-name="P35"/>
      <text:p text:style-name="P41">Se per un insieme di motivi <text:s/>non potessimo <text:s/>eseguire il Servizio Fotografico del Vostro importantissimo Matrimonio, cogliamo comunque l'occasione <text:s/>per augurarvi un buon cammino di Vita <text:s/>Familiare, <text:s/>per un Matrimonio che nonostante (e grazie a ) qualche inevitabile alto e basso sia ricco di valori che possiate condividere”. </text:p>
      <text:p text:style-name="P42"><text:s text:c="52"/></text:p>
      <text:p text:style-name="P42"><text:s text:c="58"/>Cordialmente </text:p>
      <text:p text:style-name="P43"><text:span text:style-name="T29"><text:s text:c="2"/></text:span><text:span text:style-name="T30"><text:s text:c="39"/></text:span><text:span text:style-name="T29"><text:s text:c="2"/></text:span><text:span text:style-name="T31">Sara <text:s/>e</text:span><text:span text:style-name="T32"> <text:s/></text:span><text:span text:style-name="T31">Gianfranco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svg:font-family="Arial, sans-serif"/>
    <style:font-face style:name="Comic Sans MS" svg:font-family="'Comic Sans MS', cursive"/>
    <style:font-face style:name="Tahoma1" svg:font-family="Tahoma"/>
    <style:font-face style:name="Lucida Sans Unicode" svg:font-family="'Lucida Sans Unicode'" style:font-pitch="variable"/>
    <style:font-face style:name="Mushu" svg:font-family="Mushu" style:font-pitch="variable"/>
    <style:font-face style:name="Tahoma" svg:font-family="Tahoma" style:font-pitch="variable"/>
    <style:font-face style:name="Times New Roman" svg:font-family="'Times New Roman'" style:font-family-generic="roman" style:font-pitch="variable"/>
    <style:font-face style:name="Arial2" svg:font-family="Arial" style:font-family-generic="swiss" style:font-pitch="variable"/>
    <style:font-face style:name="Lucida Sans Unicode1"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S&amp;Z S&amp;Z</meta:initial-creator>
    <meta:creation-date>2008-03-03T12:27:49</meta:creation-date>
    <dc:creator>S&amp;Z S&amp;Z</dc:creator>
    <dc:date>2008-03-03T12:43:29</dc:date>
    <dc:language>it-IT</dc:language>
    <meta:editing-cycles>2</meta:editing-cycles>
    <meta:editing-duration>PT13S</meta:editing-duration>
    <meta:user-defined meta:name="Info 1"/>
    <meta:user-defined meta:name="Info 2"/>
    <meta:user-defined meta:name="Info 3"/>
    <meta:user-defined meta:name="Info 4"/>
    <meta:document-statistic meta:table-count="0" meta:image-count="0" meta:object-count="0" meta:page-count="4" meta:paragraph-count="66" meta:word-count="1429" meta:character-count="9797"/>
  </office:meta>
</office:document-meta>
</file>